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 style:master-page-name="">
      <style:table-properties style:width="6.8cm" style:page-number="auto" table:align="margins"/>
    </style:style>
    <style:style style:name="Tabella1.A" style:family="table-column">
      <style:table-column-properties style:column-width="6.8cm" style:rel-column-width="65535*"/>
    </style:style>
    <style:style style:name="Tabella1.1" style:family="table-row">
      <style:table-row-properties style:row-height="3.69cm"/>
    </style:style>
    <style:style style:name="Tabella1.A1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Standard">
      <loext:graphic-properties draw:fill="none"/>
      <style:paragraph-properties fo:margin-left="0.499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5" style:family="paragraph" style:parent-style-name="Standard">
      <loext:graphic-properties draw:fill="none"/>
      <style:paragraph-properties fo:margin-left="1cm" fo:margin-right="0.6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>
          <style:tab-stop style:position="6.62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1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bold" officeooo:rsid="001f30e1" officeooo:paragraph-rsid="0012c6ee" style:font-size-asian="7pt" style:font-style-asian="normal" style:font-weight-asian="bold" style:font-name-complex="Lucida Sans" style:font-size-complex="7pt" style:font-style-complex="normal" style:font-weight-complex="bold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line in create_product_tree(o.label_ids)"&gt;</text:placeholder>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/>
            <text:p text:style-name="P6"><text:placeholder text:placeholder-type="text">&lt;line.product_id.name&gt;</text:placeholder></text:p>
            <text:p text:style-name="P5"><draw:frame draw:style-name="fr1" draw:name="image: barcode(line.product_id.default_code, 'code128')" text:anchor-type="paragraph" svg:x="0.3cm" svg:y="0.06cm" svg:width="5.89cm" svg:height="1cm" draw:z-index="0"><draw:text-box><text:p text:style-name="P2"/></draw:text-box></draw:frame><text:placeholder text:placeholder-type="text">&lt;line.product_id.default_code&gt;</text:placeholder></text:p>
          </table:table-cell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 fo:column-gap="0.3cm">
          <style:column style:rel-width="4051*" fo:start-indent="0cm" fo:end-indent="0.15cm"/>
          <style:column style:rel-width="4136*" fo:start-indent="0.15cm" fo:end-indent="0.15cm"/>
          <style:column style:rel-width="4053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17:52.972083751</meta:creation-date>
    <dc:date>2019-07-01T15:43:40.409256937</dc:date>
    <meta:editing-duration>PT3H13M41S</meta:editing-duration>
    <meta:editing-cycles>17</meta:editing-cycles>
    <meta:generator>LibreOffice/6.2.4.2$Linux_X86_64 LibreOffice_project/20$Build-2</meta:generator>
    <meta:document-statistic meta:table-count="1" meta:image-count="0" meta:object-count="0" meta:page-count="1" meta:paragraph-count="4" meta:word-count="7" meta:character-count="111" meta:non-whitespace-character-count="108"/>
  </office:meta>
</office:document-meta>
</file>